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8.5cm" style:rel-column-width="32767*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B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3498" officeooo:paragraph-rsid="000f3498" fo:background-color="transparent"/>
    </style:style>
    <style:style style:name="P2" style:family="paragraph" style:parent-style-name="Standard">
      <style:text-properties officeooo:rsid="000f3498" officeooo:paragraph-rsid="0010938e" fo:background-color="transparent"/>
    </style:style>
    <style:style style:name="P3" style:family="paragraph" style:parent-style-name="Standard">
      <style:text-properties officeooo:paragraph-rsid="0010938e" fo:background-color="transparent"/>
    </style:style>
    <style:style style:name="P4" style:family="paragraph" style:parent-style-name="Table_20_Contents">
      <style:text-properties officeooo:rsid="0010938e" officeooo:paragraph-rsid="0010938e"/>
    </style:style>
    <style:style style:name="P5" style:family="paragraph" style:parent-style-name="Table_20_Contents">
      <style:text-properties officeooo:rsid="0010938e" officeooo:paragraph-rsid="0012cec1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officeooo:rsid="0010938e"/>
    </style:style>
    <style:style style:name="T5" style:family="text">
      <style:text-properties officeooo:rsid="0012ce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uunitori.fi/tyopaikat?haku=<text:span text:style-name="T1">asiakaspalvelu+%28ala%29</text:span>&amp;alue=pirkanmaa&amp;order_by=search_rank</text:p>
      <text:p text:style-name="Standard"/>
      <text:p text:style-name="Standard">https://duunitori.fi/tyopaikat?haku=<text:span text:style-name="T1">asiakaspalvelu+%28ala%29</text:span><text:span text:style-name="T2">%3Bhenkil%C3%B6st%C3%B6ala+%28ala%29</text:span>&amp;alue=pirkanmaa&amp;order_by=search_rank</text:p>
      <text:p text:style-name="Standard"/>
      <text:p text:style-name="Standard">https://duunitori.fi/tyopaikat?haku=asiakaspalvelu+%28ala%29%3Bhenkil%C3%B6st%C3%B6ala+%28ala%29&amp;alue=pirkkala&amp;order_by=search_rank</text:p>
      <text:p text:style-name="Standard"/>
      <text:p text:style-name="Standard">https://duunitori.fi/tyopaikat?haku=<text:span text:style-name="T1">asiakaspalvelu+%28ala%29</text:span><text:span text:style-name="T2">%3Bhenkil%C3%B6st%C3%B6ala+%28ala%29</text:span><text:span text:style-name="T3">%3Bjohtoteht%C3%A4v%C3%A4t+%28ala%29</text:span>&amp;alue=pirkanmaa&amp;order_by=search_rank</text:p>
      <text:p text:style-name="Standard"/>
      <text:p text:style-name="P1">ö = %C3%B6</text:p>
      <text:p text:style-name="P1">ä = %C3%A4</text:p>
      <text:p text:style-name="P1">, = %2C</text:p>
      <text:p text:style-name="P1"/>
      <text:p text:style-name="P1"/>
      <text:p text:style-name="P1">jos enemmän kuin yksi tehtävä, tehtävien välissä %<text:span text:style-name="T4">3B</text:span></text:p>
      <text:p text:style-name="P1"/>
      <table:table table:name="Taulukko1" table:style-name="Taulukko1">
        <table:table-column table:style-name="Taulukko1.A" table:number-columns-repeated="2"/>
        <table:table-row table:style-name="TableLine2240540412368">
          <table:table-cell table:style-name="Taulukko1.A1" office:value-type="string">
            <text:p text:style-name="P1"><text:span text:style-name="T4">A</text:span>siakaspalvelu <text:span text:style-name="T5">(ala)</text:span></text:p>
          </table:table-cell>
          <table:table-cell table:style-name="Taulukko1.B1" office:value-type="string">
            <text:p text:style-name="P1">asiakaspalvelu+%28ala%29</text:p>
          </table:table-cell>
        </table:table-row>
        <table:table-row table:style-name="TableLine2240540412368">
          <table:table-cell table:style-name="Taulukko1.A2" office:value-type="string">
            <text:p text:style-name="P4">Henkilöstö<text:span text:style-name="T5">ala (ala)</text:span></text:p>
          </table:table-cell>
          <table:table-cell table:style-name="Taulukko1.B2" office:value-type="string">
            <text:p text:style-name="P3">henkil%C3%B6st%C3%B6ala+%28ala%29</text:p>
          </table:table-cell>
        </table:table-row>
        <table:table-row table:style-name="TableLine2240540412368">
          <table:table-cell table:style-name="Taulukko1.A2" office:value-type="string">
            <text:p text:style-name="P4">Johtotehtävät <text:span text:style-name="T5">(ala)</text:span></text:p>
          </table:table-cell>
          <table:table-cell table:style-name="Taulukko1.B2" office:value-type="string">
            <text:p text:style-name="P2">johtoteht%C3%A4v%C3%A4t+%28ala%29</text:p>
          </table:table-cell>
        </table:table-row>
        <table:table-row table:style-name="TableLine2240540412368">
          <table:table-cell table:style-name="Taulukko1.A2" office:value-type="string">
            <text:p text:style-name="P4">Asennus, huolto ja puhtaanapito <text:span text:style-name="T5">(ala)</text:span></text:p>
          </table:table-cell>
          <table:table-cell table:style-name="Taulukko1.B2" office:value-type="string">
            <text:p text:style-name="P2">asennus%2C+huolto+ja+puhtaanapito+%28ala%29</text:p>
          </table:table-cell>
        </table:table-row>
        <table:table-row table:style-name="TableLine2240540412368">
          <table:table-cell table:style-name="Taulukko1.A2" office:value-type="string">
            <text:p text:style-name="P5">Asiantuntijatyöt ja konsultointi <text:span text:style-name="T5">(ala)</text:span></text:p>
          </table:table-cell>
          <table:table-cell table:style-name="Taulukko1.B2" office:value-type="string">
            <text:p text:style-name="P2">asiantuntijaty%C3%B6t+ja+konsultointi+%28ala%29</text:p>
          </table:table-cell>
        </table:table-row>
        <table:table-row table:style-name="TableLine2240540412368">
          <table:table-cell table:style-name="Taulukko1.A2" office:value-type="string">
            <text:p text:style-name="P5">Hallinto ja yleiset toimistotyöt <text:span text:style-name="T5">(ala)</text:span></text:p>
          </table:table-cell>
          <table:table-cell table:style-name="Taulukko1.B2" office:value-type="string">
            <text:p text:style-name="P2">hallinto+ja+yleiset+toimistoty%C3%B6t+%28ala%29</text:p>
          </table:table-cell>
        </table:table-row>
        <table:table-row table:style-name="TableLine2240540412368">
          <table:table-cell table:style-name="Taulukko1.A2" office:value-type="string">
            <text:p text:style-name="P5">Hyvinvointi ja henkilöpalvelut <text:span text:style-name="T5">(ala)</text:span></text:p>
          </table:table-cell>
          <table:table-cell table:style-name="Taulukko1.B2" office:value-type="string">
            <text:p text:style-name="P2">hyvinvointi-+ja+henkil%C3%B6palvelut+%28ala%29</text:p>
          </table:table-cell>
        </table:table-row>
        <table:table-row table:style-name="TableLine2240540412368">
          <table:table-cell table:style-name="Taulukko1.A2" office:value-type="string">
            <text:p text:style-name="P5">Julkinen sektori ja järjestöt <text:span text:style-name="T5">(ala)</text:span></text:p>
          </table:table-cell>
          <table:table-cell table:style-name="Taulukko1.B2" office:value-type="string">
            <text:p text:style-name="P2">julkinen+sektori+ja+j%C3%A4rjest%C3%B6t+%28ala%29</text:p>
          </table:table-cell>
        </table:table-row>
        <table:table-row table:style-name="TableLine2240540412368">
          <table:table-cell table:style-name="Taulukko1.A2" office:value-type="string">
            <text:p text:style-name="P5">Kiinteistöala <text:span text:style-name="T5">(ala)</text:span></text:p>
          </table:table-cell>
          <table:table-cell table:style-name="Taulukko1.B2" office:value-type="string">
            <text:p text:style-name="P2">kiinteist%C3%B6ala+%28ala%29</text:p>
          </table:table-cell>
        </table:table-row>
        <table:table-row table:style-name="TableLine2240540412368">
          <table:table-cell table:style-name="Taulukko1.A2" office:value-type="string">
            <text:p text:style-name="P5">Kuljetus, logistiikka ja liikenne <text:span text:style-name="T5">(ala)</text:span></text:p>
          </table:table-cell>
          <table:table-cell table:style-name="Taulukko1.B2" office:value-type="string">
            <text:p text:style-name="P2">kuljetus%2C+logistiikka+ja+liikenne+%28ala%29</text:p>
          </table:table-cell>
        </table:table-row>
        <table:table-row table:style-name="TableLine2240540412368">
          <table:table-cell table:style-name="Taulukko1.A2" office:value-type="string">
            <text:p text:style-name="P5">Kulttuuri-, viihde- ja taidealat <text:span text:style-name="T5">(ala)</text:span></text:p>
          </table:table-cell>
          <table:table-cell table:style-name="Taulukko1.B2" office:value-type="string">
            <text:p text:style-name="P2">kulttuuri-%2C+viihde-+ja+taidealat+%28ala%29</text:p>
          </table:table-cell>
        </table:table-row>
        <table:table-row table:style-name="TableLine2240540412368">
          <table:table-cell table:style-name="Taulukko1.A2" office:value-type="string">
            <text:p text:style-name="P5">lakiala <text:span text:style-name="T5">(ala)</text:span></text:p>
          </table:table-cell>
          <table:table-cell table:style-name="Taulukko1.B2" office:value-type="string">
            <text:p text:style-name="P2">lakiala+%28ala%29</text:p>
          </table:table-cell>
        </table:table-row>
        <table:table-row table:style-name="TableLine2240540412368">
          <table:table-cell table:style-name="Taulukko1.A2" office:value-type="string">
            <text:p text:style-name="P5">markkinointi <text:span text:style-name="T5">(ala)</text:span></text:p>
          </table:table-cell>
          <table:table-cell table:style-name="Taulukko1.B2" office:value-type="string">
            <text:p text:style-name="P2">markkinointi+%28ala%29</text:p>
          </table:table-cell>
        </table:table-row>
        <table:table-row table:style-name="TableLine2240540412368">
          <table:table-cell table:style-name="Taulukko1.A2" office:value-type="string">
            <text:p text:style-name="P5">Myynti ja kaupan ala <text:span text:style-name="T5">(ala)</text:span></text:p>
          </table:table-cell>
          <table:table-cell table:style-name="Taulukko1.B2" office:value-type="string">
            <text:p text:style-name="P2">myynti-+ja+kaupan+ala+%28ala%29</text:p>
          </table:table-cell>
        </table:table-row>
        <table:table-row table:style-name="TableLine2240540412368">
          <table:table-cell table:style-name="Taulukko1.A2" office:value-type="string">
            <text:p text:style-name="P5">opetusala <text:span text:style-name="T5">(ala)</text:span></text:p>
          </table:table-cell>
          <table:table-cell table:style-name="Taulukko1.B2" office:value-type="string">
            <text:p text:style-name="P2">opetusala+%28ala%29</text:p>
          </table:table-cell>
        </table:table-row>
        <table:table-row table:style-name="TableLine2240540412368">
          <table:table-cell table:style-name="Taulukko1.A2" office:value-type="string">
            <text:p text:style-name="P5">Opiskelijoiden työpaikat <text:span text:style-name="T5">(ala)</text:span></text:p>
          </table:table-cell>
          <table:table-cell table:style-name="Taulukko1.B2" office:value-type="string">
            <text:p text:style-name="P2">opiskelijoiden+ty%C3%B6paikat+%28ala%29</text:p>
          </table:table-cell>
        </table:table-row>
        <table:table-row table:style-name="TableLine2240540412368">
          <table:table-cell table:style-name="Taulukko1.A2" office:value-type="string">
            <text:p text:style-name="P5">rakennusala <text:span text:style-name="T5">(ala)</text:span></text:p>
          </table:table-cell>
          <table:table-cell table:style-name="Taulukko1.B2" office:value-type="string">
            <text:p text:style-name="P2">rakennusala+%28ala%29</text:p>
          </table:table-cell>
        </table:table-row>
        <table:table-row table:style-name="TableLine2240540412368">
          <table:table-cell table:style-name="Taulukko1.A2" office:value-type="string">
            <text:p text:style-name="P5">Ravintola- ja matkailuala <text:span text:style-name="T5">(ala)</text:span></text:p>
          </table:table-cell>
          <table:table-cell table:style-name="Taulukko1.B2" office:value-type="string">
            <text:p text:style-name="P2">ravintola-+ja+matkailuala+%28ala%29</text:p>
          </table:table-cell>
        </table:table-row>
        <text:soft-page-break/>
        <table:table-row table:style-name="TableLine2240540412368">
          <table:table-cell table:style-name="Taulukko1.A2" office:value-type="string">
            <text:p text:style-name="P5">Sosiaali- ja hoiva-ala <text:span text:style-name="T5">(ala)</text:span></text:p>
          </table:table-cell>
          <table:table-cell table:style-name="Taulukko1.B2" office:value-type="string">
            <text:p text:style-name="P2">sosiaali-+ja+hoiva-ala+%28ala%29</text:p>
          </table:table-cell>
        </table:table-row>
        <table:table-row table:style-name="TableLine2240540412368">
          <table:table-cell table:style-name="Taulukko1.A2" office:value-type="string">
            <text:p text:style-name="P5">Taloushallinto ja pankkiala <text:span text:style-name="T5">(ala)</text:span></text:p>
          </table:table-cell>
          <table:table-cell table:style-name="Taulukko1.B2" office:value-type="string">
            <text:p text:style-name="P2">taloushallinto+ja+pankkiala+%28ala%29</text:p>
          </table:table-cell>
        </table:table-row>
        <table:table-row table:style-name="TableLine2240540412368">
          <table:table-cell table:style-name="Taulukko1.A2" office:value-type="string">
            <text:p text:style-name="P5">Teollisuus ja teknologia <text:span text:style-name="T5">(ala)</text:span></text:p>
          </table:table-cell>
          <table:table-cell table:style-name="Taulukko1.B2" office:value-type="string">
            <text:p text:style-name="P2">teollisuus+ja+teknologia+%28ala%29</text:p>
          </table:table-cell>
        </table:table-row>
        <table:table-row table:style-name="TableLine2240540412368">
          <table:table-cell table:style-name="Taulukko1.A2" office:value-type="string">
            <text:p text:style-name="P5">terveydenhuoltoala <text:span text:style-name="T5">(ala)</text:span></text:p>
          </table:table-cell>
          <table:table-cell table:style-name="Taulukko1.B2" office:value-type="string">
            <text:p text:style-name="P2">terveydenhuoltoala+%28ala%29</text:p>
          </table:table-cell>
        </table:table-row>
        <table:table-row table:style-name="TableLine2240540412368">
          <table:table-cell table:style-name="Taulukko1.A2" office:value-type="string">
            <text:p text:style-name="P5">Tieto- ja tietoliikennetekniikka <text:span text:style-name="T5">(ala)</text:span></text:p>
          </table:table-cell>
          <table:table-cell table:style-name="Taulukko1.B2" office:value-type="string">
            <text:p text:style-name="P2">tieto-+ja+tietoliikennetekniikka+%28ala%29</text:p>
          </table:table-cell>
        </table:table-row>
        <table:table-row table:style-name="TableLine2240540412368">
          <table:table-cell table:style-name="Taulukko1.A2" office:value-type="string">
            <text:p text:style-name="P5">turvallisuusala <text:span text:style-name="T5">(ala)</text:span></text:p>
          </table:table-cell>
          <table:table-cell table:style-name="Taulukko1.B2" office:value-type="string">
            <text:p text:style-name="P2">turvallisuusala+%28ala%29</text:p>
          </table:table-cell>
        </table:table-row>
        <table:table-row table:style-name="TableLine2240540412368">
          <table:table-cell table:style-name="Taulukko1.A2" office:value-type="string">
            <text:p text:style-name="Table_20_Contents"/>
          </table:table-cell>
          <table:table-cell table:style-name="Taulukko1.B2" office:value-type="string">
            <text:p text:style-name="P2"/>
          </table:table-cell>
        </table:table-row>
        <table:table-row table:style-name="TableLine2240540412368">
          <table:table-cell table:style-name="Taulukko1.A2" office:value-type="string">
            <text:p text:style-name="Table_20_Contents"/>
          </table:table-cell>
          <table:table-cell table:style-name="Taulukko1.B2" office:value-type="string">
            <text:p text:style-name="P2"/>
          </table:table-cell>
        </table:table-row>
        <table:table-row table:style-name="TableLine2240540412368">
          <table:table-cell table:style-name="Taulukko1.A2" office:value-type="string">
            <text:p text:style-name="Table_20_Contents"/>
          </table:table-cell>
          <table:table-cell table:style-name="Taulukko1.B2" office:value-type="string">
            <text:p text:style-name="P2"/>
          </table:table-cell>
        </table:table-row>
        <table:table-row table:style-name="TableLine2240540412368">
          <table:table-cell table:style-name="Taulukko1.A2" office:value-type="string">
            <text:p text:style-name="Table_20_Contents"/>
          </table:table-cell>
          <table:table-cell table:style-name="Taulukko1.B2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5:05:58.307000000</meta:creation-date>
    <dc:date>2021-12-06T15:51:28.373000000</dc:date>
    <meta:editing-duration>PT25M6S</meta:editing-duration>
    <meta:editing-cycles>2</meta:editing-cycles>
    <meta:generator>LibreOffice/7.2.2.2$Windows_X86_64 LibreOffice_project/02b2acce88a210515b4a5bb2e46cbfb63fe97d56</meta:generator>
    <meta:document-statistic meta:table-count="1" meta:image-count="0" meta:object-count="0" meta:page-count="2" meta:paragraph-count="56" meta:word-count="126" meta:character-count="2089" meta:non-whitespace-character-count="2019"/>
  </office:meta>
</office:document-meta>
</file>